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User.ExternalUser( String creatorsName , Date createTimestamp , ExternalUserDao dao , String id , String description , String refer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User.ExternalUser( String creatorsName , Date createTimestamp , String modifiersName , Date modifyTimestamp , ExternalUserDao dao , String id , String description , String referral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User.getRefer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User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